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260000050E7DCFDD4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fo:padding-top="0.018cm"/>
    </style:style>
    <style:style style:name="gr2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4cm"/>
    </style:style>
    <style:style style:name="gr5" style:family="graphic" style:parent-style-name="standard">
      <style:graphic-properties draw:fill="solid" draw:fill-color="#00cccc" draw:textarea-horizontal-align="center" draw:textarea-vertical-align="middle" fo:padding-top="0.018cm"/>
    </style:style>
    <style:style style:name="gr6" style:family="graphic" style:parent-style-name="standard">
      <style:graphic-properties draw:stroke="solid" svg:stroke-width="0.035cm" svg:stroke-color="#800000" draw:marker-start-width="0.252cm" draw:marker-end-width="0.252cm" draw:fill="solid" draw:fill-color="#c0c0c0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fill="solid" draw:fill-color="#e6e6e6" draw:textarea-horizontal-align="center" draw:textarea-vertical-align="middle" fo:padding-top="0.018cm"/>
    </style:style>
    <style:style style:name="gr8" style:family="graphic" style:parent-style-name="standard">
      <style:graphic-properties draw:stroke="none" svg:stroke-color="#000000" draw:fill="bitmap" draw:fill-color="#ffffff" draw:fill-image-name="Bitmape_20_1" fo:min-height="1.423cm"/>
    </style:style>
    <style:style style:name="gr9" style:family="graphic" style:parent-style-name="standard">
      <style:graphic-properties draw:fill="solid" draw:fill-color="#00ff00" draw:textarea-horizontal-align="center" draw:textarea-vertical-align="middle" draw:shadow="hidden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6.056cm" draw:shadow="hidden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0099ff" draw:textarea-horizontal-align="center" draw:textarea-vertical-align="middle" fo:padding-top="0.018cm"/>
    </style:style>
    <style:style style:name="gr14" style:family="graphic" style:parent-style-name="standard">
      <style:graphic-properties draw:stroke="solid" draw:stroke-dash="Fine_20_Dashed" svg:stroke-width="0.035cm" svg:stroke-color="#800000" draw:marker-start-width="0.252cm" draw:marker-end-width="0.252cm" draw:fill="solid" draw:fill-color="#cccccc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1.0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1cm" fo:min-width="6.056cm" draw:shadow="hidden"/>
    </style:style>
    <style:style style:name="gr17" style:family="graphic" style:parent-style-name="standard">
      <style:graphic-properties draw:fill="solid" draw:fill-color="#0099ff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42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0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cm" fo:min-width="6.056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8.357cm"/>
    </style:style>
    <style:style style:name="gr23" style:family="graphic" style:parent-style-name="standard">
      <style:graphic-properties draw:stroke="solid" svg:stroke-width="0cm" svg:stroke-color="#000000" draw:marker-start-width="0.2cm" draw:marker-end-width="0.2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7.085cm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004cm"/>
    </style:style>
    <style:style style:name="gr27" style:family="graphic" style:parent-style-name="standard">
      <style:graphic-properties draw:fill="solid" draw:fill-color="#ffffff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3.307cm"/>
    </style:style>
    <style:style style:name="gr29" style:family="graphic" style:parent-style-name="standard">
      <style:graphic-properties draw:fill="solid" draw:fill-color="#0099ff" draw:textarea-horizontal-align="center" draw:textarea-vertical-align="middle" fo:padding-top="0.018cm"/>
    </style:style>
    <style:style style:name="gr30" style:family="graphic" style:parent-style-name="standard">
      <style:graphic-properties draw:textarea-horizontal-align="center" draw:textarea-vertical-align="middle" fo:padding-top="0.018cm"/>
    </style:style>
    <style:style style:name="gr31" style:family="graphic" style:parent-style-name="standard">
      <style:graphic-properties draw:fill="solid" draw:fill-color="#e6e6e6" draw:textarea-horizontal-align="center" draw:textarea-vertical-align="middle" fo:padding-top="0.018cm"/>
    </style:style>
    <style:style style:name="gr32" style:family="graphic" style:parent-style-name="standard">
      <style:graphic-properties draw:fill="solid" draw:fill-color="#00cccc" draw:textarea-horizontal-align="center" draw:textarea-vertical-align="middle" fo:padding-top="0.0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xml:id="id2" draw:id="id2" draw:layer="layout" svg:width="3.384cm" svg:height="1.48cm" svg:x="16.862cm" svg:y="5.442cm">
          <text:p/>
        </draw:rect>
        <draw:rect draw:style-name="gr1" draw:text-style-name="P1" draw:layer="layout" svg:width="3.384cm" svg:height="1.48cm" svg:x="6.287cm" svg:y="5.441cm">
          <text:p/>
        </draw:rect>
        <draw:connector draw:style-name="gr2" draw:text-style-name="P1" draw:layer="measurelines" svg:x1="5.653cm" svg:y1="5.23cm" svg:x2="6.922cm" svg:y2="10.94cm" svg:d="M5653 5230v2855h1269v2855">
          <text:p/>
        </draw:connector>
        <draw:rect draw:style-name="gr3" draw:text-style-name="P2" draw:layer="layout" svg:width="3.171cm" svg:height="0.634cm" svg:x="16.864cm" svg:y="6.287cm">
          <text:p text:style-name="P1"><text:span text:style-name="T1">slf4j-api.jar</text:span></text:p>
        </draw:rect>
        <draw:frame draw:style-name="gr4" draw:text-style-name="P3" draw:layer="layout" svg:width="3.384cm" svg:height="0.884cm" svg:x="16.862cm" svg:y="5.48cm">
          <draw:text-box>
            <text:p text:style-name="P1"><text:span text:style-name="T2">SLF4J API</text:span></text:p>
          </draw:text-box>
        </draw:frame>
        <draw:rect draw:style-name="gr5" draw:text-style-name="P1" xml:id="id3" draw:id="id3" draw:layer="layout" svg:width="4.23cm" svg:height="2.115cm" svg:x="16.439cm" svg:y="8.402cm">
          <text:p/>
        </draw:rect>
        <draw:rect draw:style-name="gr6" draw:text-style-name="P2" draw:layer="layout" svg:width="2.947cm" svg:height="0.633cm" svg:x="16.453cm" svg:y="9.883cm">
          <text:p text:style-name="P1"><text:span text:style-name="T1">slf4j-jdk14.jar</text:span></text:p>
        </draw:rect>
        <draw:rect draw:style-name="gr7" draw:text-style-name="P1" xml:id="id21" draw:id="id21" draw:layer="layout" svg:width="3.384cm" svg:height="2.538cm" svg:x="16.862cm" svg:y="11.998cm">
          <text:p/>
        </draw:rect>
        <draw:rect draw:style-name="gr3" draw:text-style-name="P4" draw:layer="layout" svg:width="2.961cm" svg:height="0.634cm" svg:x="16.862cm" svg:y="13.901cm">
          <text:p text:style-name="P1"><text:span text:style-name="T1">JVM runtime</text:span></text:p>
        </draw:rect>
        <draw:frame draw:style-name="gr8" draw:text-style-name="P3" draw:layer="layout" svg:width="3.383cm" svg:height="1.673cm" svg:x="16.863cm" svg:y="12.017cm">
          <draw:text-box>
            <text:p text:style-name="P1"><text:span text:style-name="T2">Underlying logging framework</text:span></text:p>
          </draw:text-box>
        </draw:frame>
        <draw:rect draw:style-name="gr9" draw:text-style-name="P3" xml:id="id1" draw:id="id1" draw:layer="layout" svg:width="3.384cm" svg:height="0.846cm" svg:x="16.884cm" svg:y="3.115cm">
          <text:p text:style-name="P1"><text:span text:style-name="T2">application</text:span></text:p>
        </draw:rect>
        <draw:connector draw:style-name="gr10" draw:text-style-name="P1" draw:layer="layout" svg:x1="18.576cm" svg:y1="3.961cm" svg:x2="18.554cm" svg:y2="5.442cm" draw:start-shape="id1" draw:start-glue-point="2" svg:d="M18576 3961v991h-22v490">
          <text:p/>
        </draw:connector>
        <draw:frame draw:style-name="gr11" draw:text-style-name="P5" draw:layer="layout" svg:width="4.653cm" svg:height="1.385cm" svg:x="16.651cm" svg:y="1.634cm">
          <draw:text-box>
            <text:p><text:span text:style-name="T3">SLF4J bound to java.util.logging</text:span></text:p>
          </draw:text-box>
        </draw:frame>
        <draw:connector draw:style-name="gr12" draw:text-style-name="P1" draw:layer="layout" svg:x1="18.554cm" svg:y1="6.922cm" svg:x2="18.554cm" svg:y2="8.402cm" draw:start-shape="id2" draw:start-glue-point="2" draw:end-shape="id3" svg:d="M18554 6922v1480">
          <text:p/>
        </draw:connector>
        <draw:rect draw:style-name="gr13" draw:text-style-name="P1" xml:id="id5" draw:id="id5" draw:layer="layout" svg:width="4.653cm" svg:height="2.538cm" svg:x="5.653cm" svg:y="8.402cm">
          <text:p/>
        </draw:rect>
        <draw:rect draw:style-name="gr3" draw:text-style-name="P2" draw:layer="layout" svg:width="3.171cm" svg:height="0.634cm" svg:x="6.287cm" svg:y="6.287cm">
          <text:p text:style-name="P1"><text:span text:style-name="T1">slf4j-api.jar</text:span></text:p>
        </draw:rect>
        <draw:frame draw:style-name="gr4" draw:text-style-name="P3" draw:layer="layout" svg:width="3.384cm" svg:height="0.884cm" svg:x="6.265cm" svg:y="5.47cm">
          <draw:text-box>
            <text:p text:style-name="P1"><text:span text:style-name="T2">SLF4J API</text:span></text:p>
          </draw:text-box>
        </draw:frame>
        <draw:rect draw:style-name="gr14" draw:text-style-name="P2" draw:layer="layout" svg:width="3.791cm" svg:height="1.057cm" svg:x="5.653cm" svg:y="9.845cm">
          <text:p text:style-name="P1"><text:span text:style-name="T1">logback-classic.jar</text:span></text:p>
          <text:p text:style-name="P1"><text:span text:style-name="T1">logback-core.jar <text:s text:c="3"/></text:span></text:p>
        </draw:rect>
        <draw:frame draw:style-name="gr15" draw:text-style-name="P3" draw:layer="layout" svg:width="4.653cm" svg:height="1.307cm" svg:x="5.653cm" svg:y="8.469cm">
          <draw:text-box>
            <text:p text:style-name="P1"><text:span text:style-name="T2">Underlying logging framework</text:span></text:p>
          </draw:text-box>
        </draw:frame>
        <draw:rect draw:style-name="gr9" draw:text-style-name="P3" xml:id="id4" draw:id="id4" draw:layer="layout" svg:width="3.384cm" svg:height="0.846cm" svg:x="6.287cm" svg:y="3.115cm">
          <text:p text:style-name="P1"><text:span text:style-name="T2">application</text:span></text:p>
        </draw:rect>
        <draw:connector draw:style-name="gr10" draw:text-style-name="P1" draw:layer="layout" svg:x1="7.979cm" svg:y1="3.961cm" svg:x2="7.979cm" svg:y2="5.442cm" draw:start-shape="id4" draw:start-glue-point="2" svg:d="M7979 3961v1481">
          <text:p/>
        </draw:connector>
        <draw:frame draw:style-name="gr16" draw:text-style-name="P5" draw:layer="layout" svg:width="4.237cm" svg:height="1.481cm" svg:x="6.076cm" svg:y="1.634cm">
          <draw:text-box>
            <text:p><text:span text:style-name="T3">SLF4J bound to logback-classic</text:span></text:p>
          </draw:text-box>
        </draw:frame>
        <draw:connector draw:style-name="gr12" draw:text-style-name="P1" draw:layer="layout" svg:x1="7.979cm" svg:y1="6.922cm" svg:x2="7.979cm" svg:y2="8.402cm" draw:end-shape="id5" draw:end-glue-point="0" svg:d="M7979 6922v1480">
          <text:p/>
        </draw:connector>
        <draw:rect draw:style-name="gr17" draw:text-style-name="P1" xml:id="id8" draw:id="id8" draw:layer="layout" svg:width="3.384cm" svg:height="2.538cm" svg:x="27.437cm" svg:y="8.402cm">
          <text:p/>
        </draw:rect>
        <draw:rect draw:style-name="gr1" draw:text-style-name="P1" xml:id="id7" draw:id="id7" draw:layer="layout" svg:width="3.384cm" svg:height="1.48cm" svg:x="27.438cm" svg:y="5.441cm">
          <text:p/>
        </draw:rect>
        <draw:rect draw:style-name="gr3" draw:text-style-name="P2" draw:layer="measurelines" svg:width="3.171cm" svg:height="0.634cm" svg:x="27.438cm" svg:y="6.287cm">
          <text:p text:style-name="P1"><text:span text:style-name="T1">slf4j-api.jar</text:span></text:p>
        </draw:rect>
        <draw:frame draw:style-name="gr4" draw:text-style-name="P3" draw:layer="measurelines" svg:width="3.384cm" svg:height="0.884cm" svg:x="27.438cm" svg:y="5.479cm">
          <draw:text-box>
            <text:p text:style-name="P1"><text:span text:style-name="T2">SLF4J API</text:span></text:p>
          </draw:text-box>
        </draw:frame>
        <draw:rect draw:style-name="gr6" draw:text-style-name="P2" draw:layer="measurelines" svg:width="2.947cm" svg:height="0.633cm" svg:x="27.437cm" svg:y="10.306cm">
          <text:p text:style-name="P1"><text:span text:style-name="T1">slf4j-nop.jar</text:span></text:p>
        </draw:rect>
        <draw:rect draw:style-name="gr9" draw:text-style-name="P3" xml:id="id6" draw:id="id6" draw:layer="measurelines" svg:width="3.384cm" svg:height="0.846cm" svg:x="27.47cm" svg:y="3.084cm">
          <text:p text:style-name="P1"><text:span text:style-name="T2">application</text:span></text:p>
        </draw:rect>
        <draw:connector draw:style-name="gr10" draw:text-style-name="P1" draw:layer="measurelines" svg:x1="29.162cm" svg:y1="3.93cm" svg:x2="29.152cm" svg:y2="5.441cm" draw:start-shape="id6" draw:start-glue-point="2" svg:d="M29162 3930v1006h-10v505">
          <text:p/>
        </draw:connector>
        <draw:frame draw:style-name="gr11" draw:text-style-name="P5" draw:layer="measurelines" svg:width="4.23cm" svg:height="1.385cm" svg:x="27.226cm" svg:y="1.567cm">
          <draw:text-box>
            <text:p><text:span text:style-name="T3">SLF4J bound to no-operation</text:span></text:p>
          </draw:text-box>
        </draw:frame>
        <draw:frame draw:style-name="gr18" draw:text-style-name="P3" draw:layer="layout" svg:width="3.383cm" svg:height="1.673cm" svg:x="27.438cm" svg:y="8.421cm">
          <draw:text-box>
            <text:p text:style-name="P1"><text:span text:style-name="T2">Underlying logging framework</text:span></text:p>
          </draw:text-box>
        </draw:frame>
        <draw:frame draw:style-name="gr19" draw:text-style-name="P6" xml:id="id9" draw:id="id9" draw:layer="layout" svg:width="2.538cm" svg:height="0.738cm" svg:x="27.86cm" svg:y="12.317cm">
          <draw:text-box>
            <text:p><text:span text:style-name="T4">/dev/null</text:span></text:p>
          </draw:text-box>
        </draw:frame>
        <draw:connector draw:style-name="gr12" draw:text-style-name="P1" draw:layer="layout" svg:x1="29.13cm" svg:y1="6.921cm" svg:x2="29.129cm" svg:y2="8.402cm" draw:start-shape="id7" draw:start-glue-point="2" draw:end-shape="id8" draw:end-glue-point="0" svg:d="M29130 6921v741h-1v740">
          <text:p/>
        </draw:connector>
        <draw:connector draw:style-name="gr12" draw:text-style-name="P1" draw:layer="layout" svg:x1="29.129cm" svg:y1="10.94cm" svg:x2="29.129cm" svg:y2="12.317cm" draw:start-shape="id8" draw:start-glue-point="2" draw:end-shape="id9" draw:end-glue-point="0" svg:d="M29129 10940v1377">
          <text:p/>
        </draw:connector>
        <draw:rect draw:style-name="gr5" draw:text-style-name="P1" xml:id="id12" draw:id="id12" draw:layer="layout" svg:width="4.229cm" svg:height="2.115cm" svg:x="11.152cm" svg:y="8.402cm">
          <text:p/>
        </draw:rect>
        <draw:frame draw:style-name="gr4" draw:text-style-name="P3" draw:layer="layout" svg:width="3.807cm" svg:height="0.884cm" svg:x="11.363cm" svg:y="8.472cm">
          <draw:text-box>
            <text:p text:style-name="P1"><text:span text:style-name="T2">Adaptation layer </text:span></text:p>
          </draw:text-box>
        </draw:frame>
        <draw:rect draw:style-name="gr1" draw:text-style-name="P1" xml:id="id11" draw:id="id11" draw:layer="layout" svg:width="3.384cm" svg:height="1.48cm" svg:x="11.575cm" svg:y="5.441cm">
          <text:p/>
        </draw:rect>
        <draw:rect draw:style-name="gr3" draw:text-style-name="P2" draw:layer="layout" svg:width="3.171cm" svg:height="0.634cm" svg:x="11.575cm" svg:y="6.287cm">
          <text:p text:style-name="P1"><text:span text:style-name="T1">slf4j-api.jar</text:span></text:p>
        </draw:rect>
        <draw:frame draw:style-name="gr4" draw:text-style-name="P3" draw:layer="layout" svg:width="3.384cm" svg:height="0.884cm" svg:x="11.575cm" svg:y="5.469cm">
          <draw:text-box>
            <text:p text:style-name="P1"><text:span text:style-name="T2">SLF4J API</text:span></text:p>
          </draw:text-box>
        </draw:frame>
        <draw:rect draw:style-name="gr6" draw:text-style-name="P2" draw:layer="layout" svg:width="3.37cm" svg:height="0.633cm" svg:x="11.152cm" svg:y="9.884cm">
          <text:p text:style-name="P1"><text:span text:style-name="T1">slf4j-reload4j.jar</text:span></text:p>
        </draw:rect>
        <draw:rect draw:style-name="gr7" draw:text-style-name="P1" xml:id="id13" draw:id="id13" draw:layer="layout" svg:width="3.384cm" svg:height="2.538cm" svg:x="11.575cm" svg:y="11.998cm">
          <text:p/>
        </draw:rect>
        <draw:rect draw:style-name="gr3" draw:text-style-name="P4" draw:layer="layout" svg:width="2.961cm" svg:height="0.634cm" svg:x="11.575cm" svg:y="13.901cm">
          <text:p text:style-name="P1"><text:span text:style-name="T1">reload4j.jar</text:span></text:p>
        </draw:rect>
        <draw:rect draw:style-name="gr9" draw:text-style-name="P3" xml:id="id10" draw:id="id10" draw:layer="layout" svg:width="3.384cm" svg:height="0.846cm" svg:x="11.575cm" svg:y="3.115cm">
          <text:p text:style-name="P1"><text:span text:style-name="T2">application</text:span></text:p>
        </draw:rect>
        <draw:connector draw:style-name="gr10" draw:text-style-name="P1" draw:layer="layout" svg:x1="13.267cm" svg:y1="3.961cm" svg:x2="13.267cm" svg:y2="5.441cm" draw:start-shape="id10" draw:start-glue-point="2" draw:end-shape="id11" draw:end-glue-point="0" svg:d="M13267 3961v1480">
          <text:p/>
        </draw:connector>
        <draw:frame draw:style-name="gr11" draw:text-style-name="P5" draw:layer="layout" svg:width="4.23cm" svg:height="1.385cm" svg:x="11.363cm" svg:y="1.634cm">
          <draw:text-box>
            <text:p><text:span text:style-name="T3">SLF4J bound to reload4j</text:span></text:p>
          </draw:text-box>
        </draw:frame>
        <draw:frame draw:style-name="gr18" draw:text-style-name="P3" draw:layer="layout" svg:width="3.383cm" svg:height="1.673cm" svg:x="11.576cm" svg:y="12.017cm">
          <draw:text-box>
            <text:p text:style-name="P1"><text:span text:style-name="T2">Underlying logging framework</text:span></text:p>
          </draw:text-box>
        </draw:frame>
        <draw:connector draw:style-name="gr12" draw:text-style-name="P1" draw:layer="layout" svg:x1="13.267cm" svg:y1="6.921cm" svg:x2="13.266cm" svg:y2="8.402cm" draw:start-shape="id11" draw:start-glue-point="2" draw:end-shape="id12" svg:d="M13267 6921v741h-1v740">
          <text:p/>
        </draw:connector>
        <draw:connector draw:style-name="gr12" draw:text-style-name="P1" draw:layer="layout" svg:x1="13.266cm" svg:y1="10.517cm" svg:x2="13.267cm" svg:y2="11.998cm" draw:start-shape="id12" draw:start-glue-point="2" draw:end-shape="id13" draw:end-glue-point="0" svg:d="M13266 10517v741h1v740">
          <text:p/>
        </draw:connector>
        <draw:rect draw:style-name="gr13" draw:text-style-name="P1" xml:id="id16" draw:id="id16" draw:layer="layout" svg:width="3.384cm" svg:height="2.538cm" svg:x="22.15cm" svg:y="8.402cm">
          <text:p/>
        </draw:rect>
        <draw:rect draw:style-name="gr1" draw:text-style-name="P1" xml:id="id15" draw:id="id15" draw:layer="layout" svg:width="3.384cm" svg:height="1.48cm" svg:x="22.15cm" svg:y="5.441cm">
          <text:p/>
        </draw:rect>
        <draw:rect draw:style-name="gr3" draw:text-style-name="P2" draw:layer="layout" svg:width="3.171cm" svg:height="0.634cm" svg:x="22.151cm" svg:y="6.287cm">
          <text:p text:style-name="P1"><text:span text:style-name="T1">slf4j-api.jar</text:span></text:p>
        </draw:rect>
        <draw:frame draw:style-name="gr4" draw:text-style-name="P3" draw:layer="layout" svg:width="3.384cm" svg:height="0.884cm" svg:x="22.15cm" svg:y="5.441cm">
          <draw:text-box>
            <text:p text:style-name="P1"><text:span text:style-name="T2">SLF4J API</text:span></text:p>
          </draw:text-box>
        </draw:frame>
        <draw:rect draw:style-name="gr6" draw:text-style-name="P2" draw:layer="layout" svg:width="2.947cm" svg:height="0.633cm" svg:x="22.15cm" svg:y="10.307cm">
          <text:p text:style-name="P1"><text:span text:style-name="T1">slf4j-simple.jar</text:span></text:p>
        </draw:rect>
        <draw:frame draw:style-name="gr18" draw:text-style-name="P3" draw:layer="layout" svg:width="3.383cm" svg:height="1.673cm" svg:x="22.15cm" svg:y="8.614cm">
          <draw:text-box>
            <text:p text:style-name="P1"><text:span text:style-name="T2">Underlying logging framework</text:span></text:p>
          </draw:text-box>
        </draw:frame>
        <draw:rect draw:style-name="gr9" draw:text-style-name="P3" xml:id="id14" draw:id="id14" draw:layer="layout" svg:width="3.384cm" svg:height="0.846cm" svg:x="22.15cm" svg:y="3.115cm">
          <text:p text:style-name="P1"><text:span text:style-name="T2">application</text:span></text:p>
        </draw:rect>
        <draw:connector draw:style-name="gr10" draw:text-style-name="P1" draw:layer="layout" svg:x1="23.842cm" svg:y1="3.961cm" svg:x2="23.842cm" svg:y2="5.441cm" draw:start-shape="id14" draw:start-glue-point="2" draw:end-shape="id15" draw:end-glue-point="0" svg:d="M23842 3961v1480">
          <text:p/>
        </draw:connector>
        <draw:frame draw:style-name="gr20" draw:text-style-name="P5" draw:layer="layout" svg:width="4.018cm" svg:height="1.48cm" svg:x="21.939cm" svg:y="1.634cm">
          <draw:text-box>
            <text:p><text:span text:style-name="T3">SLF4J bound to simple</text:span></text:p>
          </draw:text-box>
        </draw:frame>
        <draw:connector draw:style-name="gr12" draw:text-style-name="P1" draw:layer="layout" svg:x1="23.842cm" svg:y1="6.921cm" svg:x2="23.842cm" svg:y2="8.402cm" draw:start-shape="id15" draw:start-glue-point="2" draw:end-shape="id16" svg:d="M23842 6921v1481">
          <text:p/>
        </draw:connector>
        <draw:rect draw:style-name="gr6" draw:text-style-name="P2" draw:layer="layout" svg:width="1.48cm" svg:height="0.633cm" svg:x="1.449cm" svg:y="15.383cm">
          <text:p text:style-name="P1"><text:span text:style-name="T1">x.jar</text:span></text:p>
        </draw:rect>
        <draw:frame draw:style-name="gr21" draw:layer="layout" svg:width="0.502cm" svg:height="1.204cm" svg:x="2.717cm" svg:y="15.235cm">
          <draw:text-box>
            <text:p/>
          </draw:text-box>
        </draw:frame>
        <draw:frame draw:style-name="gr22" draw:text-style-name="P7" draw:layer="layout" svg:width="8.857cm" svg:height="0.687cm" svg:x="2.952cm" svg:y="15.376cm">
          <draw:text-box>
            <text:p><text:span text:style-name="T5">:</text:span><text:span text:style-name="T6"> SLF4J binding artifact available in classpath</text:span></text:p>
          </draw:text-box>
        </draw:frame>
        <draw:rect draw:style-name="gr23" draw:text-style-name="P2" draw:layer="layout" svg:width="1.48cm" svg:height="0.633cm" svg:x="1.423cm" svg:y="14.277cm">
          <text:p text:style-name="P1"><text:span text:style-name="T1">x.jar</text:span></text:p>
        </draw:rect>
        <draw:frame draw:style-name="gr24" draw:text-style-name="P8" draw:layer="layout" svg:width="7.585cm" svg:height="0.687cm" svg:x="2.903cm" svg:y="14.272cm">
          <draw:text-box>
            <text:p><text:span text:style-name="T6">: artifact available in classpath</text:span></text:p>
          </draw:text-box>
        </draw:frame>
        <draw:rect draw:style-name="gr25" draw:text-style-name="P1" xml:id="id18" draw:id="id18" draw:layer="layout" svg:width="3.384cm" svg:height="1.48cm" svg:x="1cm" svg:y="5.429cm">
          <text:p/>
        </draw:rect>
        <draw:frame draw:style-name="gr4" draw:text-style-name="P3" draw:layer="layout" svg:width="3.384cm" svg:height="0.884cm" svg:x="1cm" svg:y="5.481cm">
          <draw:text-box>
            <text:p text:style-name="P1"><text:span text:style-name="T2">SLF4J API</text:span></text:p>
          </draw:text-box>
        </draw:frame>
        <draw:frame draw:style-name="gr11" draw:text-style-name="P5" draw:layer="layout" svg:width="3.384cm" svg:height="1.385cm" svg:x="1cm" svg:y="1.556cm">
          <draw:text-box>
            <text:p><text:span text:style-name="T3">SLF4J unbound</text:span></text:p>
          </draw:text-box>
        </draw:frame>
        <draw:rect draw:style-name="gr9" draw:text-style-name="P3" xml:id="id17" draw:id="id17" draw:layer="layout" svg:width="3.384cm" svg:height="0.846cm" svg:x="1cm" svg:y="3.103cm">
          <text:p text:style-name="P1"><text:span text:style-name="T2">application</text:span></text:p>
        </draw:rect>
        <draw:connector draw:style-name="gr12" draw:text-style-name="P1" draw:layer="layout" svg:x1="2.692cm" svg:y1="3.949cm" svg:x2="2.692cm" svg:y2="5.429cm" draw:start-shape="id17" draw:start-glue-point="2" draw:end-shape="id18" draw:end-glue-point="0" svg:d="M2692 3949v1480">
          <text:p/>
        </draw:connector>
        <draw:connector draw:style-name="gr12" draw:text-style-name="P1" draw:layer="layout" svg:x1="2.692cm" svg:y1="6.909cm" svg:x2="2.692cm" svg:y2="8.39cm" draw:start-shape="id18" draw:start-glue-point="2" svg:d="M2692 6909v1481">
          <text:p/>
        </draw:connector>
        <draw:rect draw:style-name="gr3" draw:text-style-name="P2" draw:layer="layout" svg:width="3.171cm" svg:height="0.634cm" svg:x="1cm" svg:y="6.276cm">
          <text:p text:style-name="P1"><text:span text:style-name="T1">slf4j-api.jar</text:span></text:p>
        </draw:rect>
        <draw:frame draw:style-name="gr26" draw:text-style-name="P6" draw:layer="layout" svg:width="2.504cm" svg:height="0.738cm" svg:x="1.448cm" svg:y="8.363cm">
          <draw:text-box>
            <text:p><text:span text:style-name="T4">/dev/null</text:span></text:p>
          </draw:text-box>
        </draw:frame>
        <draw:rect draw:style-name="gr27" draw:text-style-name="P3" xml:id="id19" draw:id="id19" draw:layer="layout" svg:width="1.48cm" svg:height="0.635cm" svg:x="1.423cm" svg:y="11.363cm">
          <text:p text:style-name="P1"><text:span text:style-name="T2">A</text:span></text:p>
        </draw:rect>
        <draw:rect draw:style-name="gr27" draw:text-style-name="P3" xml:id="id20" draw:id="id20" draw:layer="layout" svg:width="1.479cm" svg:height="0.635cm" svg:x="1.424cm" svg:y="13.055cm">
          <text:p text:style-name="P1"><text:span text:style-name="T2">B</text:span></text:p>
        </draw:rect>
        <draw:connector draw:style-name="gr12" draw:text-style-name="P1" draw:layer="layout" svg:x1="2.163cm" svg:y1="11.998cm" svg:x2="2.163cm" svg:y2="13.055cm" draw:start-shape="id19" draw:start-glue-point="2" draw:end-shape="id20" draw:end-glue-point="0" svg:d="M2163 11998v1057">
          <text:p/>
        </draw:connector>
        <draw:frame draw:style-name="gr28" draw:text-style-name="P8" draw:layer="layout" svg:width="3.807cm" svg:height="1.559cm" svg:x="2.903cm" svg:y="11.708cm">
          <draw:text-box>
            <text:p><text:span text:style-name="T6">A invoking </text:span></text:p>
            <text:p><text:span text:style-name="T6">software located </text:span></text:p>
            <text:p><text:span text:style-name="T6">in B</text:span></text:p>
          </draw:text-box>
        </draw:frame>
        <draw:connector draw:style-name="gr12" draw:text-style-name="P1" draw:layer="layout" svg:x1="18.554cm" svg:y1="10.517cm" svg:x2="18.554cm" svg:y2="11.998cm" draw:start-shape="id3" draw:start-glue-point="2" draw:end-shape="id21" draw:end-glue-point="0" svg:d="M18554 10517v1481">
          <text:p/>
        </draw:connector>
        <draw:frame draw:style-name="gr4" draw:text-style-name="P3" draw:layer="layout" svg:width="3.807cm" svg:height="0.884cm" svg:x="16.651cm" svg:y="8.472cm">
          <draw:text-box>
            <text:p text:style-name="P1"><text:span text:style-name="T2">Adaptation layer</text:span></text:p>
          </draw:text-box>
        </draw:frame>
        <draw:rect draw:style-name="gr29" draw:text-style-name="P9" draw:layer="layout" svg:width="4.864cm" svg:height="1.692cm" svg:x="5.653cm" svg:y="16.651cm">
          <text:p text:style-name="P1"><text:span text:style-name="T7">native implementation </text:span></text:p>
          <text:p text:style-name="P1"><text:span text:style-name="T7">of slf4j-api</text:span></text:p>
        </draw:rect>
        <draw:rect draw:style-name="gr30" draw:text-style-name="P3" draw:layer="layout" svg:width="3.596cm" svg:height="1.692cm" svg:x="1.422cm" svg:y="16.651cm">
          <text:p text:style-name="P1"><text:span text:style-name="T2">abstract </text:span></text:p>
          <text:p text:style-name="P1"><text:span text:style-name="T2">logging api</text:span></text:p>
        </draw:rect>
        <draw:rect draw:style-name="gr31" draw:text-style-name="P3" draw:layer="layout" svg:width="3.384cm" svg:height="1.692cm" svg:x="16.228cm" svg:y="16.651cm">
          <text:p text:style-name="P1"><text:span text:style-name="T2">non-native </text:span></text:p>
          <text:p text:style-name="P1"><text:span text:style-name="T2">implementation</text:span></text:p>
          <text:p text:style-name="P1"><text:span text:style-name="T2"><text:s/></text:span><text:span text:style-name="T2">of slf4j-api</text:span></text:p>
        </draw:rect>
        <draw:rect draw:style-name="gr32" draw:text-style-name="P3" draw:layer="layout" svg:width="4.229cm" svg:height="1.692cm" svg:x="11.153cm" svg:y="16.651cm">
          <text:p text:style-name="P1"><text:span text:style-name="T2">adaptation lay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7260000050E7DCFDD4F.png" xlink:type="simple" xlink:show="embed" xlink:actuate="onLoad"/>
    <draw:marker draw:name="Arrow" svg:viewBox="0 0 20 30" svg:d="M10 0l-10 30h20z"/>
    <draw:marker draw:name="Arrowheads_20_1" draw:display-name="Arrowheads 1" svg:viewBox="0 0 0 845" svg:d="M0 0c0 282 0 563 0 845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eki Gulcu</meta:initial-creator>
    <meta:creation-date>2011-08-11T19:12:26.54</meta:creation-date>
    <dc:date>2022-01-25T15:35:57.41</dc:date>
    <dc:creator>G C</dc:creator>
    <meta:editing-duration>PT7H24M47S</meta:editing-duration>
    <meta:editing-cycles>23</meta:editing-cycles>
    <meta:generator>OpenOffice/4.1.6$Win32 OpenOffice.org_project/416m1$Build-9790</meta:generator>
    <meta:document-statistic meta:object-count="82"/>
  </office:meta>
</office:document-meta>
</file>